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Ubuntu Mono', Consolas, source-code-pro, monospace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81cm"/>
      <style:text-properties fo:color="#ffffff" loext:opacity="100%" style:font-name="Menlo" fo:font-size="7.80000019073486pt" fo:font-weight="bold" fo:background-color="#0f0f0f"/>
    </style:style>
    <style:style style:name="P2" style:family="paragraph" style:parent-style-name="Standard">
      <style:paragraph-properties style:line-height-at-least="0.381cm"/>
      <style:text-properties fo:color="#ffffff" loext:opacity="100%" fo:background-color="#0f0f0f"/>
    </style:style>
    <style:style style:name="P3" style:family="paragraph" style:parent-style-name="Standard">
      <style:paragraph-properties style:line-height-at-least="0.381cm"/>
      <style:text-properties fo:color="#808080" loext:opacity="100%" style:font-name="Menlo" fo:font-size="7.80000019073486pt" fo:font-weight="bold" fo:background-color="#0f0f0f"/>
    </style:style>
    <style:style style:name="P4" style:family="paragraph" style:parent-style-name="Standard">
      <style:paragraph-properties style:line-height-at-least="0.381cm"/>
    </style:style>
    <style:style style:name="T1" style:family="text">
      <style:text-properties fo:color="#808080" loext:opacity="100%"/>
    </style:style>
    <style:style style:name="T2" style:family="text">
      <style:text-properties fo:color="#5b9cf6" loext:opacity="100%"/>
    </style:style>
    <style:style style:name="T3" style:family="text">
      <style:text-properties fo:color="#dbdbdb" loext:opacity="100%"/>
    </style:style>
    <style:style style:name="T4" style:family="text">
      <style:text-properties fo:color="#42bda8" loext:opacity="100%"/>
    </style:style>
    <style:style style:name="T5" style:family="text">
      <style:text-properties fo:color="#388e3c" loext:opacity="100%"/>
    </style:style>
    <style:style style:name="T6" style:family="text">
      <style:text-properties fo:color="#f57f17" loext:opacity="100%"/>
    </style:style>
    <style:style style:name="T7" style:family="text">
      <style:text-properties fo:color="#f77c8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/</text:p>
      <text:p text:style-name="P1"><text:span text:style-name="T1">// @author LazyBear</text:span></text:p>
      <text:p text:style-name="P3">//</text:p>
      <text:p text:style-name="P3">// If you use this code in its original/modified form, do drop me a note. </text:p>
      <text:p text:style-name="P3">//</text:p>
      <text:p text:style-name="P1"><text:span text:style-name="T2">study</text:span>(<text:span text:style-name="T3">title</text:span><text:span text:style-name="T4">=</text:span><text:span text:style-name="T5">"WaveTrend with Crosses [LazyBear]"</text:span><text:span text:style-name="T4">,</text:span> <text:span text:style-name="T3">shorttitle</text:span><text:span text:style-name="T4">=</text:span><text:span text:style-name="T5">"WT_CROSS_LB"</text:span>)</text:p>
      <text:p text:style-name="P1"><text:span text:style-name="T3">n1</text:span> <text:span text:style-name="T4">=</text:span> <text:span text:style-name="T2">input</text:span>(<text:span text:style-name="T6">10</text:span><text:span text:style-name="T4">,</text:span> <text:span text:style-name="T5">"Channel Length"</text:span>)</text:p>
      <text:p text:style-name="P1"><text:span text:style-name="T3">n2</text:span> <text:span text:style-name="T4">=</text:span> <text:span text:style-name="T2">input</text:span>(<text:span text:style-name="T6">21</text:span><text:span text:style-name="T4">,</text:span> <text:span text:style-name="T5">"Average Length"</text:span>)</text:p>
      <text:p text:style-name="P1"><text:span text:style-name="T3">obLevel1</text:span> <text:span text:style-name="T4">=</text:span> <text:span text:style-name="T2">input</text:span>(<text:span text:style-name="T6">60</text:span><text:span text:style-name="T4">,</text:span> <text:span text:style-name="T5">"Over Bought Level 1"</text:span>)</text:p>
      <text:p text:style-name="P1"><text:span text:style-name="T3">obLevel2</text:span> <text:span text:style-name="T4">=</text:span> <text:span text:style-name="T2">input</text:span>(<text:span text:style-name="T6">53</text:span><text:span text:style-name="T4">,</text:span> <text:span text:style-name="T5">"Over Bought Level 2"</text:span>)</text:p>
      <text:p text:style-name="P1"><text:span text:style-name="T3">osLevel1</text:span> <text:span text:style-name="T4">=</text:span> <text:span text:style-name="T2">input</text:span>(<text:span text:style-name="T6">-60</text:span><text:span text:style-name="T4">,</text:span> <text:span text:style-name="T5">"Over Sold Level 1"</text:span>)</text:p>
      <text:p text:style-name="P1"><text:span text:style-name="T3">osLevel2</text:span> <text:span text:style-name="T4">=</text:span> <text:span text:style-name="T2">input</text:span>(<text:span text:style-name="T6">-53</text:span><text:span text:style-name="T4">,</text:span> <text:span text:style-name="T5">"Over Sold Level 2"</text:span>)</text:p>
      <text:p text:style-name="P2"> </text:p>
      <text:p text:style-name="P1"><text:span text:style-name="T3">ap</text:span> <text:span text:style-name="T4">=</text:span> <text:span text:style-name="T7">hlc3</text:span> </text:p>
      <text:p text:style-name="P1"><text:span text:style-name="T3">esa</text:span> <text:span text:style-name="T4">=</text:span> <text:span text:style-name="T2">ema</text:span>(<text:span text:style-name="T3">ap</text:span><text:span text:style-name="T4">,</text:span> <text:span text:style-name="T3">n1</text:span>)</text:p>
      <text:p text:style-name="P1"><text:span text:style-name="T3">d</text:span> <text:span text:style-name="T4">=</text:span> <text:span text:style-name="T2">ema</text:span>(<text:span text:style-name="T2">abs</text:span>(<text:span text:style-name="T3">ap</text:span> <text:span text:style-name="T4">-</text:span> <text:span text:style-name="T3">esa</text:span>)<text:span text:style-name="T4">,</text:span> <text:span text:style-name="T3">n1</text:span>)</text:p>
      <text:p text:style-name="P1"><text:span text:style-name="T3">ci</text:span> <text:span text:style-name="T4">=</text:span> (<text:span text:style-name="T3">ap</text:span> <text:span text:style-name="T4">-</text:span> <text:span text:style-name="T3">esa</text:span>) <text:span text:style-name="T4">/</text:span> (<text:span text:style-name="T6">0.015</text:span> <text:span text:style-name="T4">*</text:span> <text:span text:style-name="T3">d</text:span>)</text:p>
      <text:p text:style-name="P1"><text:span text:style-name="T3">tci</text:span> <text:span text:style-name="T4">=</text:span> <text:span text:style-name="T2">ema</text:span>(<text:span text:style-name="T3">ci</text:span><text:span text:style-name="T4">,</text:span> <text:span text:style-name="T3">n2</text:span>)</text:p>
      <text:p text:style-name="P2"> </text:p>
      <text:p text:style-name="P1"><text:span text:style-name="T3">wt1</text:span> <text:span text:style-name="T4">=</text:span> <text:span text:style-name="T3">tci</text:span></text:p>
      <text:p text:style-name="P1"><text:span text:style-name="T3">wt2</text:span> <text:span text:style-name="T4">=</text:span> <text:span text:style-name="T2">sma</text:span>(<text:span text:style-name="T3">wt1</text:span><text:span text:style-name="T4">,</text:span><text:span text:style-name="T6">4</text:span>)</text:p>
      <text:p text:style-name="P4"/>
      <text:p text:style-name="P1"><text:span text:style-name="T2">plot</text:span>(<text:span text:style-name="T6">0</text:span><text:span text:style-name="T4">,</text:span> <text:span text:style-name="T3">color</text:span><text:span text:style-name="T4">=</text:span><text:span text:style-name="T7">gray</text:span>)</text:p>
      <text:p text:style-name="P1"><text:span text:style-name="T2">plot</text:span>(<text:span text:style-name="T3">obLevel1</text:span><text:span text:style-name="T4">,</text:span> <text:span text:style-name="T3">color</text:span><text:span text:style-name="T4">=</text:span><text:span text:style-name="T7">red</text:span>)</text:p>
      <text:p text:style-name="P1"><text:span text:style-name="T2">plot</text:span>(<text:span text:style-name="T3">osLevel1</text:span><text:span text:style-name="T4">,</text:span> <text:span text:style-name="T3">color</text:span><text:span text:style-name="T4">=</text:span><text:span text:style-name="T7">green</text:span>)</text:p>
      <text:p text:style-name="P1"><text:span text:style-name="T2">plot</text:span>(<text:span text:style-name="T3">obLevel2</text:span><text:span text:style-name="T4">,</text:span> <text:span text:style-name="T3">color</text:span><text:span text:style-name="T4">=</text:span><text:span text:style-name="T7">red</text:span>)</text:p>
      <text:p text:style-name="P1"><text:span text:style-name="T2">plot</text:span>(<text:span text:style-name="T3">osLevel2</text:span><text:span text:style-name="T4">,</text:span> <text:span text:style-name="T3">color</text:span><text:span text:style-name="T4">=</text:span><text:span text:style-name="T7">green</text:span>)</text:p>
      <text:p text:style-name="P4"/>
      <text:p text:style-name="P1"><text:span text:style-name="T2">plot</text:span>(<text:span text:style-name="T3">wt1</text:span><text:span text:style-name="T4">,</text:span> <text:span text:style-name="T3">color</text:span><text:span text:style-name="T4">=</text:span><text:span text:style-name="T7">green</text:span>)</text:p>
      <text:p text:style-name="P1"><text:span text:style-name="T2">plot</text:span>(<text:span text:style-name="T3">wt2</text:span><text:span text:style-name="T4">,</text:span> <text:span text:style-name="T3">color</text:span><text:span text:style-name="T4">=</text:span><text:span text:style-name="T7">red</text:span>)</text:p>
      <text:p text:style-name="P1"><text:span text:style-name="T2">plot</text:span>(<text:span text:style-name="T3">wt1</text:span><text:span text:style-name="T4">-</text:span><text:span text:style-name="T3">wt2</text:span><text:span text:style-name="T4">,</text:span> <text:span text:style-name="T3">color</text:span><text:span text:style-name="T4">=</text:span><text:span text:style-name="T7">blue</text:span><text:span text:style-name="T4">,</text:span> <text:span text:style-name="T3">style</text:span><text:span text:style-name="T4">=</text:span><text:span text:style-name="T7">area</text:span><text:span text:style-name="T4">,</text:span> <text:span text:style-name="T3">transp</text:span><text:span text:style-name="T4">=</text:span><text:span text:style-name="T6">80</text:span>)</text:p>
      <text:p text:style-name="P1"><text:span text:style-name="T2">plot</text:span>(<text:span text:style-name="T2">cross</text:span>(<text:span text:style-name="T3">wt1</text:span><text:span text:style-name="T4">,</text:span> <text:span text:style-name="T3">wt2</text:span>) <text:span text:style-name="T4">?</text:span> <text:span text:style-name="T3">wt2</text:span> <text:span text:style-name="T4">:</text:span> <text:span text:style-name="T7">na</text:span><text:span text:style-name="T4">,</text:span> <text:span text:style-name="T3">color</text:span> <text:span text:style-name="T4">=</text:span> <text:span text:style-name="T7">black</text:span> <text:span text:style-name="T4">,</text:span> <text:span text:style-name="T3">style</text:span> <text:span text:style-name="T4">=</text:span> <text:span text:style-name="T7">circles</text:span><text:span text:style-name="T4">,</text:span> <text:span text:style-name="T3">linewidth</text:span> <text:span text:style-name="T4">=</text:span> <text:span text:style-name="T6">3</text:span>)</text:p>
      <text:p text:style-name="P1"><text:span text:style-name="T2">plot</text:span>(<text:span text:style-name="T2">cross</text:span>(<text:span text:style-name="T3">wt1</text:span><text:span text:style-name="T4">,</text:span> <text:span text:style-name="T3">wt2</text:span>) <text:span text:style-name="T4">?</text:span> <text:span text:style-name="T3">wt2</text:span> <text:span text:style-name="T4">:</text:span> <text:span text:style-name="T7">na</text:span><text:span text:style-name="T4">,</text:span> <text:span text:style-name="T3">color</text:span> <text:span text:style-name="T4">=</text:span> (<text:span text:style-name="T3">wt2</text:span> <text:span text:style-name="T4">-</text:span> <text:span text:style-name="T3">wt1</text:span> <text:span text:style-name="T4">&gt;</text:span> <text:span text:style-name="T6">0</text:span> <text:span text:style-name="T4">?</text:span> <text:span text:style-name="T7">red</text:span> <text:span text:style-name="T4">:</text:span> <text:span text:style-name="T7">lime</text:span>) <text:span text:style-name="T4">,</text:span> <text:span text:style-name="T3">style</text:span> <text:span text:style-name="T4">=</text:span> <text:span text:style-name="T7">circles</text:span><text:span text:style-name="T4">,</text:span> <text:span text:style-name="T3">linewidth</text:span> <text:span text:style-name="T4">=</text:span> <text:span text:style-name="T6">2</text:span>)</text:p>
      <text:p text:style-name="P1"><text:span text:style-name="T2">barcolor</text:span>(<text:span text:style-name="T2">cross</text:span>(<text:span text:style-name="T3">wt1</text:span><text:span text:style-name="T4">,</text:span> <text:span text:style-name="T3">wt2</text:span>) <text:span text:style-name="T4">?</text:span> (<text:span text:style-name="T3">wt2</text:span> <text:span text:style-name="T4">-</text:span> <text:span text:style-name="T3">wt1</text:span> <text:span text:style-name="T4">&gt;</text:span> <text:span text:style-name="T6">0</text:span> <text:span text:style-name="T4">?</text:span> <text:span text:style-name="T7">aqua</text:span> <text:span text:style-name="T4">:</text:span> <text:span text:style-name="T7">yellow</text:span>) <text:span text:style-name="T4">:</text:span> <text:span text:style-name="T7">na</text:span>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Ubuntu Mono', Consolas, source-code-pro, monospace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4T21:34:13.192000000</meta:creation-date>
    <dc:date>2026-04-14T21:34:41.112000000</dc:date>
    <meta:editing-duration>PT39S</meta:editing-duration>
    <meta:editing-cycles>1</meta:editing-cycles>
    <meta:document-statistic meta:table-count="0" meta:image-count="0" meta:object-count="0" meta:page-count="1" meta:paragraph-count="32" meta:word-count="168" meta:character-count="993" meta:non-whitespace-character-count="851"/>
    <meta:generator>LibreOffice/7.5.2.2$Windows_X86_64 LibreOffice_project/53bb9681a964705cf672590721dbc85eb4d0c3a2</meta:generator>
  </office:meta>
</office:document-meta>
</file>